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variant="normal" fo:text-transform="none" fo:color="#343a40" loext:opacity="100%" style:font-name="Times New Roman" fo:font-size="14pt" fo:letter-spacing="normal" fo:font-style="normal" fo:font-weight="normal" officeooo:paragraph-rsid="0005df23" style:font-size-asian="14pt" style:font-size-complex="14pt"/>
    </style:style>
    <style:style style:name="P2" style:family="paragraph" style:parent-style-name="Standard">
      <style:text-properties officeooo:paragraph-rsid="0005df23"/>
    </style:style>
    <style:style style:name="P3" style:family="paragraph" style:parent-style-name="Standard">
      <style:text-properties style:font-name="Times New Roman" fo:font-size="14pt" officeooo:paragraph-rsid="0005df23" style:font-size-asian="14pt" style:font-size-complex="14pt"/>
    </style:style>
    <style:style style:name="P4" style:family="paragraph" style:parent-style-name="Standard">
      <style:text-properties style:font-name="Times New Roman" fo:font-size="14pt" style:font-size-asian="14pt" style:font-size-complex="14pt"/>
    </style:style>
    <style:style style:name="P5" style:family="paragraph" style:parent-style-name="Standard">
      <style:text-properties style:font-name="Times New Roman" fo:font-size="14pt" style:text-underline-style="solid" style:text-underline-width="auto" style:text-underline-color="font-color" fo:background-color="#ffff00" style:font-size-asian="14pt" style:font-size-complex="14pt"/>
    </style:style>
    <style:style style:name="P6" style:family="paragraph" style:parent-style-name="Standard">
      <style:text-properties style:font-name="Times New Roman" fo:font-size="14pt" officeooo:rsid="0007a5f5" officeooo:paragraph-rsid="0007a5f5" style:font-size-asian="14pt" style:font-size-complex="14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43a40" loext:opacity="100%" style:font-name="Times New Roman" fo:font-size="14pt" fo:letter-spacing="normal" fo:font-style="normal" fo:font-weight="normal" style:font-size-asian="14pt" style:font-size-complex="14p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4pt" style:text-underline-style="solid" style:text-underline-width="auto" style:text-underline-color="font-color" fo:background-color="#ffff00" style:font-size-asian="14pt" style:font-size-complex="14pt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4pt" officeooo:rsid="0007a5f5" officeooo:paragraph-rsid="0007a5f5" style:font-size-asian="14pt" style:font-size-complex="14pt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43a40" loext:opacity="100%" style:font-name="Times New Roman" fo:font-size="14pt" fo:letter-spacing="normal" fo:font-style="normal" fo:font-weight="normal" officeooo:paragraph-rsid="0007a5f5" style:font-size-asian="14pt" style:font-size-complex="14pt"/>
    </style:style>
    <style:style style:name="P1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343a40" loext:opacity="100%" style:font-name="Times New Roman" fo:font-size="14pt" fo:letter-spacing="normal" fo:font-style="normal" fo:font-weight="normal" style:font-size-asian="14pt" style:font-size-complex="14pt"/>
    </style:style>
    <style:style style:name="P1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343a40" loext:opacity="100%" style:font-name="Times New Roman" fo:font-size="14pt" fo:letter-spacing="normal" fo:font-style="normal" style:text-underline-style="solid" style:text-underline-width="auto" style:text-underline-color="font-color" fo:font-weight="normal" fo:background-color="#ffff00" style:font-size-asian="14pt" style:font-size-complex="14pt"/>
    </style:style>
    <style:style style:name="P1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343a40" loext:opacity="100%" style:font-name="Times New Roman" fo:font-size="14pt" fo:letter-spacing="normal" fo:font-style="normal" fo:font-weight="normal" officeooo:rsid="00087f1b" officeooo:paragraph-rsid="00087f1b" style:font-size-asian="14pt" style:font-size-complex="14pt"/>
    </style:style>
    <style:style style:name="P1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43a40" loext:opacity="100%" style:font-name="Times New Roman" fo:font-size="14pt" fo:letter-spacing="normal" fo:font-style="normal" fo:font-weight="normal" officeooo:rsid="0007a5f5" officeooo:paragraph-rsid="0007a5f5" style:font-size-asian="14pt" style:font-size-complex="14pt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4pt" style:text-underline-style="solid" style:text-underline-width="auto" style:text-underline-color="font-color" officeooo:rsid="0007a5f5" officeooo:paragraph-rsid="0007a5f5" fo:background-color="#ffff00" style:font-size-asian="14pt" style:font-size-complex="14pt"/>
    </style:style>
    <style:style style:name="T1" style:family="text">
      <style:text-properties fo:font-variant="normal" fo:text-transform="none" fo:color="#343a40" loext:opacity="100%" style:font-name="Times New Roman" fo:font-size="14pt" fo:letter-spacing="normal" fo:font-style="normal" fo:font-weight="normal" style:font-size-asian="14pt" style:font-size-complex="14pt"/>
    </style:style>
    <style:style style:name="T2" style:family="text">
      <style:text-properties fo:font-variant="normal" fo:text-transform="none" fo:color="#343a40" loext:opacity="100%" style:font-name="Times New Roman" fo:font-size="14pt" fo:letter-spacing="normal" style:font-size-asian="14pt" style:font-size-complex="14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87f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аким должен быть интерфейс? </text:p>
      <text:p text:style-name="P2"><text:span text:style-name="T1">1) Факт: пользователи </text:span><text:span text:style-name="Strong_20_Emphasis"><text:span text:style-name="T1">чаще всего</text:span></text:span><text:span text:style-name="T2"> </text:span><text:span text:style-name="T1">используют очень древние смартфоны, на которых вы не тестируете. Почему вы не видите их в аналитике?</text:span></text:p>
      <text:p text:style-name="P3">-------------------------------------------------------------------------------------------------------<text:tab/></text:p>
      <text:p text:style-name="P3"><text:tab/>Интерфейс для пользователей, использующих старые смартфоны, должен учитывать ограничения таких устройств и обеспечивать комфортное взаимодействие. Вот несколько ключевых аспектов, которые стоит учесть:</text:p>
      <text:p text:style-name="P4"/>
      <text:p text:style-name="P5">1. Простота и минимализм</text:p>
      <text:p text:style-name="P4"/>
      <text:p text:style-name="P4"><text:tab/>Легкий дизайн: Используйте минималистичный подход с малым количеством графики и анимации. Это снизит нагрузку на процессор и память устройства.</text:p>
      <text:p text:style-name="P4"/>
      <text:p text:style-name="P4"><text:tab/>Четкая структура: Разделите контент на логические блоки, чтобы пользователи могли легко находить нужную информацию.</text:p>
      <text:p text:style-name="P4"/>
      <text:p text:style-name="P5">2. Оптимизация производительности</text:p>
      <text:p text:style-name="P4"/>
      <text:p text:style-name="P4"><text:tab/>Меньший размер файлов: Оптимизируйте изображения и другие медиафайлы для уменьшения их размера без потери качества.</text:p>
      <text:p text:style-name="P4"/>
      <text:p text:style-name="P4"><text:tab/>Кэширование: Используйте кэширование для ускорения загрузки страниц и снижения потребности в повторной загрузке данных.</text:p>
      <text:p text:style-name="P4"/>
      <text:p text:style-name="P5">3. Тестирование на старых устройствах</text:p>
      <text:p text:style-name="P4"/>
      <text:p text:style-name="P4"><text:tab/>Тестирование на реальных устройствах: Если у вас нет доступа к старым смартфонам, используйте эмуляторы или облачные сервисы для тестирования интерфейса на различных версиях Android и iOS.</text:p>
      <text:p text:style-name="P4"/>
      <text:p text:style-name="P4"><text:tab/>Сбор обратной связи: Проводите опросы или собирайте отзывы от пользователей, использующих старые устройства, чтобы понять их потребности и проблемы.</text:p>
      <text:p text:style-name="P4"/>
      <text:p text:style-name="P5">4. Учет аналитики</text:p>
      <text:p text:style-name="P4"/>
      <text:p text:style-name="P4"><text:tab/>Проблемы с аналитикой: Если старые устройства не отображаются в аналитике, это может быть связано с устаревшими браузерами, которые не поддерживают современные технологии отслеживания. Обратите внимание на альтернативные методы сбора данных, такие как опросы или прямое взаимодействие с пользователями.</text:p>
      <text:p text:style-name="P4"><text:s text:c="2"/></text:p>
      <text:p text:style-name="P5">5. Поддержка старых браузеров</text:p>
      <text:p text:style-name="P4"/>
      <text:p text:style-name="P4"><text:soft-page-break/><text:tab/>Кроссбраузерная совместимость: Убедитесь, что ваш интерфейс работает на старых версиях браузеров, используя полифиллы и другие методы для обеспечения совместимости.</text:p>
      <text:p text:style-name="P4"/>
      <text:p text:style-name="P4"><text:tab/>Тестирование функциональности: Проверьте, что основные функции сайта работают на устаревших браузерах, даже если некоторые современные элементы могут не поддерживаться.</text:p>
      <text:p text:style-name="P4"/>
      <text:p text:style-name="P5">6. Обратная связь от пользователей</text:p>
      <text:p text:style-name="P4"/>
      <text:p text:style-name="P4"><text:tab/>Активное взаимодействие: Внедрите механизмы обратной связи, чтобы пользователи могли сообщать о проблемах или предложениях по улучшению интерфейса. Это поможет вам лучше понимать их потребности.</text:p>
      <text:p text:style-name="P4"/>
      <text:p text:style-name="P5">Заключение</text:p>
      <text:p text:style-name="P4"/>
      <text:p text:style-name="P4"><text:tab/>Создание интерфейса для пользователей с древними смартфонами требует тщательной оптимизации и тестирования. Учитывая особенности таких устройств и собирая обратную связь от пользователей, можно создать удобный и доступный интерфейс, который будет удовлетворять потребности широкой аудитории.</text:p>
      <text:p text:style-name="P6">____________________________________________________________________</text:p>
      <text:p text:style-name="P3"><text:tab/></text:p>
      <text:p text:style-name="P1">2) Человек тратит 3.5 часа в день в смартфоне (в среднем), мобильный трафик в 2017 году "обогнал" десктопный;</text:p>
      <text:p text:style-name="P1">-------------------------------------------------------------------------------------------------------</text:p>
      <text:p text:style-name="P3"><text:tab/>Да, действительно, с 2017 года наблюдается заметный рост мобильного трафика, который стал превышать десктопный. Это связано с несколькими факторами:</text:p>
      <text:p text:style-name="P4"/>
      <text:p text:style-name="P5">1. Увеличение использования смартфонов</text:p>
      <text:p text:style-name="P4"/>
      <text:p text:style-name="P4"><text:tab/>Доступность устройств: Смартфоны стали более доступными и распространенными, что привело к увеличению числа пользователей.</text:p>
      <text:p text:style-name="P4"/>
      <text:p text:style-name="P4"><text:tab/>Удобство: Смартфоны позволяют пользователям оставаться на связи и получать доступ к информации в любое время и в любом месте.</text:p>
      <text:p text:style-name="P4"/>
      <text:p text:style-name="P5">2. Развитие мобильных приложений</text:p>
      <text:p text:style-name="P4"/>
      <text:p text:style-name="P4"><text:tab/>Разнообразие приложений: Появление множества приложений для различных нужд (социальные сети, игры, онлайн-шопинг и т.д.) привело к увеличению времени, проводимого на мобильных устройствах.</text:p>
      <text:p text:style-name="P4"/>
      <text:p text:style-name="P4"><text:soft-page-break/><text:tab/>Улучшение пользовательского опыта: Мобильные приложения часто предлагают более удобный и интуитивно понятный интерфейс по сравнению с веб-сайтами на десктопах.</text:p>
      <text:p text:style-name="P4"/>
      <text:p text:style-name="P5">3. Изменение поведения пользователей</text:p>
      <text:p text:style-name="P4"/>
      <text:p text:style-name="P4"><text:tab/>Мгновенный доступ к информации: Пользователи все чаще ищут информацию "на ходу", что делает мобильные устройства предпочтительными для быстрого доступа.</text:p>
      <text:p text:style-name="P4"/>
      <text:p text:style-name="P4"><text:tab/>Социальные сети: Платформы социальных медиа, оптимизированные для мобильных устройств, способствуют увеличению времени, проведенного в смартфонах.</text:p>
      <text:p text:style-name="P4"/>
      <text:p text:style-name="P5">4. Поддержка мобильных технологий</text:p>
      <text:p text:style-name="P4"/>
      <text:p text:style-name="P4"><text:tab/>Улучшение сетевой инфраструктуры: Развитие 4G и 5G сетей обеспечило более быстрый и стабильный интернет, что сделало использование мобильных устройств более комфортным.</text:p>
      <text:p text:style-name="P4"/>
      <text:p text:style-name="P4"><text:tab/>Оптимизация контента: Многие компании начали адаптировать свои сайты и контент под мобильные устройства, что также способствует росту мобильного трафика.</text:p>
      <text:p text:style-name="P4"/>
      <text:p text:style-name="P5">Заключение</text:p>
      <text:p text:style-name="P4"/>
      <text:p text:style-name="P4"><text:tab/>С учетом этих факторов, не удивительно, что среднее время, проведенное пользователями в смартфонах, составляет около 3.5 часов в день. Это подчеркивает важность оптимизации контента и услуг для мобильных пользователей, чтобы соответствовать их растущим ожиданиям и потребностям.</text:p>
      <text:p text:style-name="P6">____________________________________________________________________</text:p>
      <text:p text:style-name="P4"/>
      <text:p text:style-name="P7">3) Чаще всего он использует при этом одно приложение, редко 2-3 приложения. Совсем редко что-то еще;</text:p>
      <text:p text:style-name="P8">-------------------------------------------------------------------------------------------------------</text:p>
      <text:p text:style-name="P8"><text:tab/>Да, действительно, многие пользователи склонны проводить значительное количество времени в одном или нескольких основных приложениях. Это может быть связано с несколькими причинами:</text:p>
      <text:p text:style-name="P8"/>
      <text:p text:style-name="P9">1. Привычка и предпочтения</text:p>
      <text:p text:style-name="P8"/>
      <text:p text:style-name="P8"><text:tab/>Пользователи часто выбирают одно или два приложения, которые наиболее соответствуют их потребностям и интересам, и становятся зависимыми от них.</text:p>
      <text:p text:style-name="P8"/>
      <text:p text:style-name="P8"><text:soft-page-break/><text:tab/>Например, многие люди используют одно приложение для общения (например, WhatsApp или Telegram) и одно для социальных сетей (например, Instagram или Facebook).</text:p>
      <text:p text:style-name="P8"/>
      <text:p text:style-name="P9">2. Удобство и функциональность</text:p>
      <text:p text:style-name="P8"/>
      <text:p text:style-name="P8"><text:tab/>Некоторые приложения предлагают широкий спектр функций, что позволяет пользователям не переключаться между несколькими приложениями. Например, мессенджеры могут включать функции обмена фотографиями, видеозвонков и даже игр.</text:p>
      <text:p text:style-name="P8"><text:s text:c="2"/></text:p>
      <text:p text:style-name="P9">3. Алгоритмы и персонализация</text:p>
      <text:p text:style-name="P8"/>
      <text:p text:style-name="P8"><text:tab/>Алгоритмы приложений, такие как ленты новостей в социальных сетях, могут удерживать пользователей дольше, предлагая контент, который соответствует их интересам.</text:p>
      <text:p text:style-name="P8"/>
      <text:p text:style-name="P9">4. Фокусировка на определенных задачах</text:p>
      <text:p text:style-name="P8"/>
      <text:p text:style-name="P8"><text:tab/>Многие пользователи предпочитают сосредоточиться на одной задаче в одно время, что делает использование одного приложения более эффективным.</text:p>
      <text:p text:style-name="P8"/>
      <text:p text:style-name="P9">5. Ограниченное время</text:p>
      <text:p text:style-name="P8"/>
      <text:p text:style-name="P8"><text:tab/>В условиях ограниченного времени пользователи могут выбирать одно приложение, которое позволяет им быстро получить нужную информацию или взаимодействовать с друзьями.</text:p>
      <text:p text:style-name="P8"/>
      <text:p text:style-name="P9">Заключение</text:p>
      <text:p text:style-name="P8"/>
      <text:p text:style-name="P8"><text:tab/>Таким образом, хотя пользователи могут иметь доступ к множеству приложений, их поведение часто направлено на использование одного или двух основных приложений, которые наиболее соответствуют их текущим потребностям и привычкам. Это подчеркивает важность оптимизации и улучшения пользовательского опыта в этих ключевых приложениях.</text:p>
      <text:p text:style-name="P10">____________________________________________________________________</text:p>
      <text:p text:style-name="P10"/>
      <text:p text:style-name="P11">4) В среднем человек заглядывает в телефон 82 раза в день. Сколько раз в час? Если вычесть из этого время сна? Сколько времени длится сессия</text:p>
      <text:p text:style-name="P12">Мобильное нужно, но должно быть адаптивным и очень быстрым.</text:p>
      <text:p text:style-name="P12">-------------------------------------------------------------------------------------------------------</text:p>
      <text:p text:style-name="P12"><text:soft-page-break/><text:tab/>Чтобы рассчитать, сколько раз в час человек заглядывает в телефон, исходя из 82 раз в день, нужно учесть, сколько часов человек проводит бодрствуя.</text:p>
      <text:p text:style-name="P13">1. Расчет частоты заглядываний в телефон</text:p>
      <text:p text:style-name="P12"><text:span text:style-name="T3">Шаг 1: Определим время сна.</text:span> <text:s/></text:p>
      <text:p text:style-name="P12"><text:tab/>Предположим, что среднее время сна составляет около 8 часов. Это означает, что человек бодрствует примерно 16 часов в день.</text:p>
      <text:p text:style-name="P12"><text:span text:style-name="T3">Шаг 2: Рассчитаем количество заглядываний в час.</text:span> <text:s/></text:p>
      <text:p text:style-name="P12"><text:tab/>Если человек заглядывает в телефон 82 раза в день и бодрствует 16 часов, то:</text:p>
      <text:p text:style-name="P12"><text:tab/>Заглядывания в час = 82 раза / 16 часо} ≈ 5.13 раз в час</text:p>
      <text:p text:style-name="P13">2. Длительность сессии</text:p>
      <text:p text:style-name="P12"><text:tab/>Если мы знаем, что человек заглядывает в телефон примерно 5 раз в час, можно предположить, что длительность каждой сессии может варьироваться. Для простоты расчетов можно использовать среднее время, проведенное за телефоном за каждую сессию.</text:p>
      <text:p text:style-name="P12"><text:span text:style-name="T3">Шаг 3: Определим длительность сессии.</text:span> <text:s/></text:p>
      <text:p text:style-name="P12"><text:tab/>Допустим, человек проводит в среднем 5 минут за каждым заглядыванием в телефон. Тогда общее время, проведенное за телефоном в течение дня, составит:</text:p>
      <text:p text:style-name="P12"><text:tab/>Общее время за телефоном = 82 раза × 5 минут = 410 минут ≈ 6.83 часа</text:p>
      <text:p text:style-name="P12"><text:tab/>Таким образом, если мы учитываем, что человек заглядывает в телефон примерно 5 раз в час и проводит около 5 минут за каждой сессией, это дает нам представление о том, как часто и сколько времени они проводят за своим устройством.</text:p>
      <text:p text:style-name="P13">Заключение</text:p>
      <text:p text:style-name="P12"><text:tab/>Количество заглядываний в телефон: примерно 5 раз в час.</text:p>
      <text:p text:style-name="P12"><text:tab/>Длительность сессии: если в среднем 5 минут на сессию, то это будет около 410 минут (или примерно 6.83 часа) в день.</text:p>
      <text:p text:style-name="P12"><text:tab/>Эти данные могут варьироваться в зависимости от индивидуальных привычек и стиля жизни.</text:p>
      <text:p text:style-name="P14">____________________________________________________________________</text:p>
      <text:p text:style-name="P15"><text:soft-page-break/>5) 75% действий человек в телефоне совершает большим пальцем.Есть несколько типовых положений телефона.</text:p>
      <text:p text:style-name="P12">Весь экран делят на зоны доступности. Компании типа Амазона постоянно проводят исследования и перемещают элементы на пару пикселей туда-сюда по 10 и больше раз в день.</text:p>
      <text:p text:style-name="P12">Есть мнение: "интерфейс не должен заставлять задумываться" и другое - "интерфейс может сильно повышать лояльность" (см. п.3.). Например, сайты с настраиваемым оформлением, перетаскиваемыми блоками контента и т.п. Как сделать запоминающуюся форму ввода логина и пароля?</text:p>
      <text:p text:style-name="P12">Интерфейс может быть формальным и бесполезным. Например вопрос "есть ли тебе 18 лет?" или "введи дату рождения".</text:p>
      <text:p text:style-name="P12">Часто интерфейс создается с позиции разработчика и это не всегда правильно. Например, ты летишь в гости к другу в МСК, что спросит сайт авиакомпании при продаже билета? Что бы ты хотел ввести? Влияет ли это на API?</text:p>
      <text:p text:style-name="P10">-------------------------------------------------------------------------------------------------------</text:p>
      <text:p text:style-name="P10"><text:tab/>Разработка интерфейсов, особенно для форм ввода, требует глубокого понимания потребностей пользователей и их привычек. Рассмотрим, как можно создать запоминающуюся форму ввода логина и пароля, а также как учитывать пользовательский опыт при проектировании интерфейсов.</text:p>
      <text:p text:style-name="P10"/>
      <text:p text:style-name="P16">1. Запоминающаяся форма ввода логина и пароля</text:p>
      <text:p text:style-name="P10"/>
      <text:p text:style-name="P10"><text:tab/>Чтобы сделать форму ввода логина и пароля более запоминающейся и удобной, можно учесть следующие моменты:</text:p>
      <text:p text:style-name="P10"><text:tab/>Упрощение процесса: Используйте минимальное количество полей. Например, можно предложить вход через социальные сети или электронную почту вместо длинного логина.</text:p>
      <text:p text:style-name="P10"><text:tab/>Интуитивная навигация: Расположите поля логина и пароля в логическом порядке. Например, сначала поле для логина (или email), затем поле для пароля. Используйте подсказки, чтобы помочь пользователю понять, что именно нужно вводить.</text:p>
      <text:p text:style-name="P10"><text:tab/>Визуальные подсказки: Добавьте иконки (например, замок для пароля) и цветовые индикаторы для полей, чтобы пользователи могли быстро идентифицировать, что они вводят.</text:p>
      <text:p text:style-name="P10"><text:span text:style-name="T4"><text:tab/>З</text:span>апоминание данных: Предложите опцию "Запомнить меня", чтобы пользователи могли избежать повторного ввода данных при следующем входе.</text:p>
      <text:p text:style-name="P10"><text:tab/>Обратная связь: Предоставьте четкие сообщения об ошибках. Например, если введённый пароль неверен, укажите, что именно не так (например, "Пароль должен содержать хотя бы одну заглавную букву").</text:p>
      <text:p text:style-name="P10"/>
      <text:p text:style-name="P16"><text:soft-page-break/>2. Вопросы на интерфейсе</text:p>
      <text:p text:style-name="P10"><text:tab/>Вопросы вроде "Есть ли тебе 18 лет?" или "Введи дату рождения" могут восприниматься как формальные и бесполезные. Чтобы сделать такие вопросы более полезными и менее навязчивыми:</text:p>
      <text:p text:style-name="P10"><text:tab/>Контекстуализация: Объясните, почему эта информация нужна. Например, "Мы спрашиваем ваш возраст для обеспечения безопасности и предоставления подходящего контента".</text:p>
      <text:p text:style-name="P10"><text:tab/>Упрощение ввода: Используйте выпадающие списки или слайдеры для выбора даты рождения, чтобы пользователи могли быстро вводить данные.</text:p>
      <text:p text:style-name="P10"/>
      <text:p text:style-name="P16">3. Учет пользовательского опыта</text:p>
      <text:p text:style-name="P10"/>
      <text:p text:style-name="P10"><text:tab/>Когда вы разрабатываете интерфейс, важно думать о том, как пользователи будут взаимодействовать с ним. Например, при продаже билетов на авиакомпанию:</text:p>
      <text:p text:style-name="P10"><text:tab/>Логика ввода: Вместо того чтобы спрашивать "Откуда вы летите?" или "Куда?", лучше использовать более естественные формулировки. Например: "Выберите город отправления" и "Выберите город назначения".</text:p>
      <text:p text:style-name="P10"><text:tab/>Сохранение контекста: Если пользователь уже выбрал пункт назначения, можно предложить список недавних поисков или популярных направлений.</text:p>
      <text:p text:style-name="P10"><text:tab/>Адаптация к потребностям пользователя: Если пользователь уже зарегистрирован, можно предложить ему предзаполненные поля на основе предыдущих покупок или предпочтений.</text:p>
      <text:p text:style-name="P10"/>
      <text:p text:style-name="P16">4. Влияние на API</text:p>
      <text:p text:style-name="P10"><text:tab/>При проектировании интерфейса важно учитывать, как это повлияет на API:</text:p>
      <text:p text:style-name="P10"><text:tab/>Структура данных: API должен поддерживать все необходимые параметры для передачи информации между клиентом и сервером. Например, если вы добавляете возможность выбора города отправления, API должен принимать и обрабатывать этот параметр.</text:p>
      <text:p text:style-name="P10"><text:tab/>Гибкость: API должен быть гибким, чтобы позволять изменения в интерфейсе без необходимости кардинальной переработки. Это может включать в себя возможность добавления новых полей или параметров.</text:p>
      <text:p text:style-name="P10"><text:tab/>Документация: Хорошая документация API поможет разработчикам понять, как правильно использовать его в своем интерфейсе.</text:p>
      <text:p text:style-name="P10"/>
      <text:p text:style-name="P16">Заключение</text:p>
      <text:p text:style-name="P10"><text:tab/>Создание удобного и запоминающегося интерфейса требует понимания потребностей пользователей и их поведения. Упрощение ввода данных, использование интуитивных элементов управления и предоставление контекстуальной информации помогут улучшить пользовательский опыт. Важно также учитывать влияние интерфейса на API, чтобы обеспечить плавную интеграцию между клиентом и сервером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08:54:55.499000000</meta:creation-date>
    <dc:date>2025-01-15T09:31:24.006000000</dc:date>
    <meta:editing-duration>PT3M15S</meta:editing-duration>
    <meta:editing-cycles>1</meta:editing-cycles>
    <meta:generator>LibreOffice/24.8.3.2$Windows_X86_64 LibreOffice_project/48a6bac9e7e268aeb4c3483fcf825c94556d9f92</meta:generator>
    <meta:print-date>2025-01-15T09:32:33.759000000</meta:print-date>
    <meta:printed-by>Файлы PDF</meta:printed-by>
    <meta:document-statistic meta:table-count="0" meta:image-count="0" meta:object-count="0" meta:page-count="7" meta:paragraph-count="112" meta:word-count="1635" meta:character-count="13099" meta:non-whitespace-character-count="11500"/>
  </office:meta>
</office:document-meta>
</file>